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1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1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5cm" svg:y="3.332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2cm" svg:y="3.332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29cm" svg:height="2.67cm" svg:x="24.559cm" svg:y="3.332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6cm" svg:y="3.332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3cm" svg:y="3.332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5cm" svg:y="3.332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7cm" svg:y="3.332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5cm" svg:y="1.823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7cm" svg:y="1.823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7cm" svg:y="1.823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4cm" svg:y="1.823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11cm" svg:y="1.823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8cm" svg:y="1.823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2cm" svg:y="1.823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4cm" svg:y="3.332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41cm" svg:y="3.332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8cm" svg:y="3.332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2cm" svg:y="1.823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9cm" svg:y="1.823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6cm" svg:y="1.823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0:44.155665681</dc:date>
    <dc:creator>elucterio </dc:creator>
    <meta:editing-duration>PT1H55M6S</meta:editing-duration>
    <meta:editing-cycles>28</meta:editing-cycles>
    <meta:generator>LibreOffice/4.2.8.2$Linux_X86_64 LibreOffice_project/420m0$Build-2</meta:generator>
    <meta:document-statistic meta:object-count="97"/>
  </office:meta>
</office:document-meta>
</file>